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1" style:family="text">
      <style:text-properties style:font-name="Trebuchet MS2" fo:language="nb" fo:country="NO" fo:font-style="italic" fo:background-color="#ffff00" loext:char-shading-value="0" style:font-style-asian="italic" style:font-size-complex="11pt"/>
    </style:style>
    <style:style style:name="T2" style:family="text">
      <style:text-properties style:font-name="Trebuchet MS2" fo:language="nb" fo:country="NO" style:font-size-complex="11pt"/>
    </style:style>
    <style:style style:name="T3" style:family="text">
      <style:text-properties style:font-name="Trebuchet MS2" fo:language="nb" fo:country="NO" officeooo:rsid="0018ecda" style:font-size-complex="11pt"/>
    </style:style>
    <style:style style:name="T4" style:family="text">
      <style:text-properties style:font-name="Trebuchet MS2" fo:language="nb" fo:country="NO" officeooo:rsid="0019d939" style:font-size-complex="11pt"/>
    </style:style>
    <style:style style:name="T5" style:family="text">
      <style:text-properties style:font-name="Trebuchet MS2" style:font-size-complex="11pt"/>
    </style:style>
    <style:style style:name="T6" style:family="text">
      <style:text-properties officeooo:rsid="0019f8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AFI-rapport<text:span text:style-name="T6">er</text:span> - <text:span text:style-name="Strong">ISSN 0807-0865</text:span></text:p>
      <text:p text:style-name="publikasjonsliste"><text:span text:style-name="T2">Frøyland, Kjetil, </text:span><text:span text:style-name="T3">Tatiana </text:span><text:span text:style-name="T2">Maximova-Mentzoni </text:span><text:span text:style-name="T3">&amp;</text:span><text:span text:style-name="T2"> </text:span><text:span text:style-name="T4">Knut </text:span><text:span text:style-name="T2">Fossestøl (2016): </text:span><text:span text:style-name="T1">Sosialt arbeid og oppfølging av utsatt ungdom i NAV. Tiltak, metoder, samarbeid og samordning i og rundt NAV-kontoret. Sluttrapport fra evaluering av utviklingsarbeid i 15 prosjektområder.</text:span><text:span text:style-name="T2"> Oslo: Arbeidsforskningsinstituttet, AFI-rapport 2016:1. http</text:span><text:span text:style-name="T5">://www.hioa.no/Om-HiOA/Senter-for-velferds-og-arbeidslivsforskning/AFI/Publikasjoner-AFI/Sosialt-arbeid-og-oppfoelging-av-utsatt-ungdom-i-NAV </text:span></text:p>
      <text:p text:style-name="publikasjonsliste"><text:span text:style-name="T2">Bergene, Ann Cecilie, Cathrine Egeland, Per Bonde Hansen </text:span><text:span text:style-name="T3">&amp;</text:span><text:span text:style-name="T2"> Christin Thea Wathne (2015): </text:span><text:span text:style-name="T1">Når unntaket blir en del av regelen. En kunnskapsoversikt over forskning på midlertidig ansettelser.</text:span><text:span text:style-name="T2"> Oslo: Arbeidsforskningsinstituttet, AFI-rapport 2015:1. http</text:span><text:span text:style-name="T5">://www.hioa.no/Om-HiOA/Senter-for-velferds-og-arbeidslivsforskning/AFI/Publikasjoner-AFI/Naar-unntaket-blir-en-del-av-regel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nb" fo:country="NO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212cm" loext:contextual-spacing="false" fo:line-height="100%" fo:keep-with-next="always" style:punctuation-wrap="hanging" style:vertical-align="baseline"/>
      <style:text-properties style:font-name="Liberation Sans" fo:font-family="'Liberation Sans'" style:font-style-name="Bold" style:font-family-generic="swiss" style:font-pitch="variable" fo:font-size="16pt" fo:font-weight="bold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publikasjonsliste" style:family="paragraph" style:parent-style-name="Standard" style:default-outline-level="">
      <style:paragraph-properties fo:margin-left="1.27cm" fo:margin-right="0cm" fo:margin-top="0cm" fo:margin-bottom="0.423cm" loext:contextual-spacing="false" fo:line-height="125%" fo:keep-together="always" fo:text-indent="-1.27cm" style:auto-text-indent="false" style:punctuation-wrap="hanging" style:vertical-align="baseline">
        <style:tab-stops/>
      </style:paragraph-properties>
      <style:text-properties style:font-name="Trebuchet MS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rapp-notliste" style:family="paragraph" style:parent-style-name="Standard" style:default-outline-level="">
      <style:paragraph-properties fo:margin-left="2.251cm" fo:margin-right="0cm" fo:line-height="100%" fo:text-align="justify" style:justify-single-word="false" fo:text-indent="-2.251cm" style:auto-text-indent="false" style:punctuation-wrap="hanging" style:vertical-align="baseline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Litteratur" style:family="paragraph" style:default-outline-level="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cm"/>
        </style:tab-stops>
      </style:paragraph-properties>
      <style:text-properties fo:font-size="11pt" style:font-size-asian="11pt" style:font-size-complex="12pt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Heading_20_1" style:display-name="Heading 1" style:family="paragraph" style:parent-style-name="Heading" style:class="text">
      <style:text-properties style:font-name="Trebuchet MS1" fo:font-family="'Trebuchet MS'" style:font-style-name="Bold" style:font-family-generic="swiss" style:font-pitch="variable" fo:font-size="20pt" fo:font-weight="bold"/>
    </style:style>
    <style:style style:name="Quotations" style:family="paragraph" style:parent-style-name="Standard" style:class="html"/>
    <style:style style:name="Heading_20_3" style:display-name="Heading 3" style:family="paragraph" style:parent-style-name="Heading" style:class="text">
      <style:text-properties style:font-name="Trebuchet MS" fo:font-family="'Trebuchet MS'" style:font-style-name="Regular" style:font-family-generic="swiss" style:font-pitch="variable"/>
    </style:style>
    <style:style style:name="Heading_20_4" style:display-name="Heading 4" style:family="paragraph" style:parent-style-name="Heading" style:class="text">
      <style:text-properties style:font-name="Trebuchet MS" fo:font-family="'Trebuchet M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/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publikasjonsliste_20_Tegn" style:display-name="publikasjonsliste Tegn" style:family="text" style:parent-style-name="Default_20_Paragraph_20_Font">
      <style:text-properties style:font-name="Times New Roman" fo:font-family="'Times New Roman'" style:font-family-generic="roman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Litteratur_20_Tegn" style:display-name="Litteratur Tegn" style:family="text">
      <style:text-properties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kka Mong Hansen</meta:initial-creator>
    <meta:editing-cycles>16</meta:editing-cycles>
    <meta:creation-date>2016-03-22T10:04:00</meta:creation-date>
    <dc:date>2016-05-11T17:47:13.622000000</dc:date>
    <meta:editing-duration>PT2H4M3S</meta:editing-duration>
    <meta:generator>LibreOffice/5.1.2.2$Windows_x86 LibreOffice_project/d3bf12ecb743fc0d20e0be0c58ca359301eb705f</meta:generator>
    <meta:document-statistic meta:table-count="0" meta:image-count="0" meta:object-count="0" meta:page-count="1" meta:paragraph-count="3" meta:word-count="75" meta:character-count="865" meta:non-whitespace-character-count="791"/>
    <meta:user-defined meta:name="AppVersion">15.0000</meta:user-defined>
    <meta:user-defined meta:name="Company">Høgskolen i Oslo og Akershu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CA2A187.dotm" xlink:href=""/>
  </office:meta>
</office:document-meta>
</file>